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Helvetica, Arial, sans-serif"/>
    <style:font-face style:name="Helvetica Neue1" svg:font-family="'Helvetica Neue', 'Segoe UI', Helvetica, Arial, 'Lucida Grande'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1d2228" style:font-name="Helvetica Neue" fo:font-size="12pt" fo:letter-spacing="normal" fo:font-style="normal" fo:font-weight="bold"/>
    </style:style>
    <style:style style:name="P2" style:family="paragraph" style:parent-style-name="Standard">
      <style:text-properties officeooo:rsid="001e9a17" officeooo:paragraph-rsid="001e9a17"/>
    </style:style>
    <style:style style:name="P3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weight="normal" officeooo:rsid="00218a34" officeooo:paragraph-rsid="00218a34" style:font-weight-asian="normal" style:font-weight-complex="normal"/>
    </style:style>
    <style:style style:name="P4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weight="normal" officeooo:rsid="00218ed7" officeooo:paragraph-rsid="00218ed7" style:font-weight-asian="normal" style:font-weight-complex="normal"/>
    </style:style>
    <style:style style:name="P5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officeooo:paragraph-rsid="001d7051"/>
    </style:style>
    <style:style style:name="P6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officeooo:rsid="00218a34" officeooo:paragraph-rsid="00218a34"/>
    </style:style>
    <style:style style:name="P7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1d2228" style:font-name="Helvetica Neue" fo:font-size="12pt" fo:letter-spacing="normal" fo:font-style="normal" fo:font-weight="normal" officeooo:rsid="001d7051"/>
    </style:style>
    <style:style style:name="T1" style:family="text">
      <style:text-properties officeooo:rsid="00200f70"/>
    </style:style>
    <style:style style:name="T2" style:family="text">
      <style:text-properties fo:font-variant="normal" fo:text-transform="none" fo:color="#1d2228" style:font-name="Helvetica Neue" fo:font-size="12pt" fo:letter-spacing="normal" fo:font-style="normal"/>
    </style:style>
    <style:style style:name="T3" style:family="text">
      <style:text-properties fo:font-variant="normal" fo:text-transform="none" fo:color="#1d2228" style:font-name="Helvetica Neue" fo:font-size="12pt" fo:letter-spacing="normal" fo:font-style="normal" fo:font-weight="normal" officeooo:rsid="001d7051"/>
    </style:style>
    <style:style style:name="T4" style:family="text">
      <style:text-properties fo:font-variant="normal" fo:text-transform="none" fo:color="#1d2228" style:font-name="Helvetica Neue" fo:font-size="12pt" fo:letter-spacing="normal" fo:font-style="normal" fo:font-weight="bold"/>
    </style:style>
    <style:style style:name="T5" style:family="text">
      <style:text-properties fo:font-variant="normal" fo:text-transform="none" fo:color="#1d2228" style:font-name="Helvetica Neue" fo:font-size="12pt" fo:letter-spacing="normal" fo:font-style="normal" fo:font-weight="bold" officeooo:rsid="001d6f98"/>
    </style:style>
    <style:style style:name="T6" style:family="text">
      <style:text-properties fo:font-variant="normal" fo:text-transform="none" fo:color="#1d2228" style:font-name="Helvetica Neue" fo:font-size="12pt" fo:letter-spacing="normal" fo:font-style="normal" officeooo:rsid="00218ed7"/>
    </style:style>
    <style:style style:name="T7" style:family="text">
      <style:text-properties fo:font-variant="normal" fo:text-transform="none" fo:color="#1d2228" style:font-name="Helvetica Neue" fo:font-size="12pt" fo:letter-spacing="normal" fo:font-style="normal" officeooo:rsid="00218a3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7"/>
      <text:p text:style-name="P5"><text:span text:style-name="T3"><text:s text:c="2"/></text:span></text:p>
      <text:p text:style-name="P6"><text:span text:style-name="T5">R</text:span><text:span text:style-name="T4">edirection of jenkins with background Nginx</text:span></text:p>
      <text:p text:style-name="P6"><text:span text:style-name="T4"/></text:p>
      <text:p text:style-name="P3"><text:span text:style-name="T2">Installation of Jenkins :</text:span></text:p>
      <text:p text:style-name="P3"><text:span text:style-name="T2"/></text:p>
      <text:p text:style-name="P3"><text:span text:style-name="T2">- “ sudo apt-get install jenkins “</text:span></text:p>
      <text:p text:style-name="P3"><text:span text:style-name="T2">- jenkins by defualt port is 8080 , if 8080 port is engage then we have to chnage this defualt port on the file /etc/default/jenkins</text:span></text:p>
      <text:p text:style-name="P3"><text:span text:style-name="T2"/></text:p>
      <text:p text:style-name="P3"><text:span text:style-name="T2">HTTP_PORT=8080 to HTTP_PORT=7777</text:span></text:p>
      <text:p text:style-name="P3"><text:span text:style-name="T2"/></text:p>
      <text:p text:style-name="P3"><text:span text:style-name="T2">- Now access jenkins in browser by using <text:s/>h</text:span><text:a xlink:type="simple" xlink:href="http://localhost:7777/" text:style-name="Internet_20_link" text:visited-style-name="Visited_20_Internet_20_Link">ttp://localhost:7777/</text:a></text:p>
      <text:p text:style-name="P3"><text:span text:style-name="T2"/></text:p>
      <text:p text:style-name="P3"><text:span text:style-name="T2">- Now If we want to set reverse proxy for <text:s text:c="2"/></text:span><text:a xlink:type="simple" xlink:href="http://localhost:7777/" text:style-name="Internet_20_link" text:visited-style-name="Visited_20_Internet_20_Link">http://localhost:7777/</text:a><text:span text:style-name="T2"> to </text:span><text:a xlink:type="simple" xlink:href="http://domainame.com/jenkins" text:style-name="Internet_20_link" text:visited-style-name="Visited_20_Internet_20_Link">http://domainame.com/jenkins</text:a><text:span text:style-name="T2"> <text:s/>we need to have following changes</text:span></text:p>
      <text:p text:style-name="P3"><text:span text:style-name="T2"/></text:p>
      <text:p text:style-name="P3"><text:span text:style-name="T2">- 1. <text:s/>we have add prefix in <text:s/>jenkins to /etc/default/jenkins</text:span></text:p>
      <text:p text:style-name="P3"><text:span text:style-name="T2"/></text:p>
      <text:p text:style-name="P3"><text:span text:style-name="T2"><text:s text:c="2"/></text:span></text:p>
      <text:p text:style-name="P4"><text:span text:style-name="T2">JENKINS_ARGS="--webroot=/var/cache/$NAME/war --httpPort=$HTTP_PORT <text:s/>--prefix=/jenkins"</text:span></text:p>
      <text:p text:style-name="P3"><text:span text:style-name="T2"/></text:p>
      <text:p text:style-name="P3"><text:span text:style-name="T2">- </text:span><text:span text:style-name="T6">2 . Now we have to set nginx configuration file in virtual host</text:span></text:p>
      <text:p text:style-name="P3"><text:span text:style-name="T6"/></text:p>
      <text:p text:style-name="P4"><text:span text:style-name="T2">location <text:s/>/jenkins {</text:span></text:p>
      <text:p text:style-name="P4"><text:span text:style-name="T2"><text:s text:c="15"/>proxy_pass http://localhost:7777;</text:span></text:p>
      <text:p text:style-name="P4"><text:span text:style-name="T2"><text:s text:c="15"/>proxy_set_header Host $host;</text:span></text:p>
      <text:p text:style-name="P4"><text:span text:style-name="T2"><text:s text:c="15"/>proxy_set_header X-Forwarded-For $proxy_add_x_forwarded_for;</text:span></text:p>
      <text:p text:style-name="P4"><text:span text:style-name="T2"><text:s text:c="15"/>proxy_set_header X-Scheme $scheme;</text:span></text:p>
      <text:p text:style-name="P4"><text:span text:style-name="T2"><text:s text:c="15"/>proxy_set_header X-Script-Name /jenkins;</text:span></text:p>
      <text:p text:style-name="P4"><text:span text:style-name="T2"><text:s text:c="5"/>}</text:span></text:p>
      <text:p text:style-name="P4"><text:span text:style-name="T2"/></text:p>
      <text:p text:style-name="P4"><text:span text:style-name="T2"/></text:p>
      <text:p text:style-name="P4"><text:span text:style-name="T2">- 3. Now are able access <text:s/></text:span><text:a xlink:type="simple" xlink:href="http://domainame.com/jenkins" text:style-name="Internet_20_link" text:visited-style-name="Visited_20_Internet_20_Link">http://domainame.com/jenkins</text:a><text:span text:style-name="T7"> <text:s/></text:span><text:span text:style-name="T2">try it on browser.</text:span></text:p>
      <text:p text:style-name="P3"><text:span text:style-name="T6"><text:s text:c="2"/></text:span></text:p>
      <text:p text:style-name="P3"><text:span text:style-name="T2"/></text:p>
      <text:p text:style-name="P5"><text:span text:style-name="T5"/></text:p>
      <text:p text:style-name="P5"><text:span text:style-name="T5"/></text:p>
      <text:p text:style-name="Standard"/>
      <text:p text:style-name="P2">Redirection of <text:s/>jenkins , docker and backgraound <text:s/>nginx</text:p>
      <text:p text:style-name="P2"/>
      <text:p text:style-name="P2"/>
      <text:p text:style-name="P2">1. We have to pull docker Image of jenkins with runtime arguments .</text:p>
      <text:p text:style-name="P2"/>
      <text:p text:style-name="P2"/>
      <text:p text:style-name="P2">docker run -d --name sonarjenkins \</text:p>
      <text:p text:style-name="P2"><text:s text:c="2"/>-p 9999:8080 \</text:p>
      <text:p text:style-name="P2"><text:soft-page-break/><text:s text:c="2"/>-e JENKINS_JAVA_OPTIONS='-Djava.awt.headless=true -Xmx2g' \</text:p>
      <text:p text:style-name="P2"><text:s text:c="2"/>-e JENKINS_URL_PREFIX=/sonarjenkins \</text:p>
      <text:p text:style-name="P2"><text:s text:c="2"/>-v /opt/my-jenkins/logs:/jenkins/logs \</text:p>
      <text:p text:style-name="P2"><text:s text:c="2"/>-v /opt/my-jenkins/home:/jenkins/home \</text:p>
      <text:p text:style-name="P2"><text:s text:c="2"/>knjname/jenkin</text:p>
      <text:p text:style-name="P2"/>
      <text:p text:style-name="P2"/>
      <text:p text:style-name="P2">2 . Edit default file of nginx by using following chnages</text:p>
      <text:p text:style-name="P2"/>
      <text:p text:style-name="P2"/>
      <text:p text:style-name="P2">location /sonarqube {</text:p>
      <text:p text:style-name="P2"><text:s text:c="16"/>proxy_pass http://localhost:9000;</text:p>
      <text:p text:style-name="P2"/>
      <text:p text:style-name="P2"><text:s text:c="16"/># set header</text:p>
      <text:p text:style-name="P2"><text:s text:c="16"/>proxy_set_header <text:s text:c="7"/>Host $host;</text:p>
      <text:p text:style-name="P2"><text:s text:c="16"/>proxy_set_header <text:s text:c="7"/>X-Real-IP $remote_addr;</text:p>
      <text:p text:style-name="P2"><text:s text:c="16"/>proxy_set_header <text:s text:c="7"/>X-Forwarded-For $proxy_add_x_forwarded_for;</text:p>
      <text:p text:style-name="P2"><text:s text:c="16"/>proxy_connect_timeout <text:s text:c="2"/>150;</text:p>
      <text:p text:style-name="P2"><text:s text:c="16"/>proxy_send_timeout <text:s text:c="5"/>100;</text:p>
      <text:p text:style-name="P2"><text:s text:c="16"/>proxy_read_timeout <text:s text:c="5"/>100;</text:p>
      <text:p text:style-name="P2"><text:s text:c="16"/>proxy_buffers <text:s text:c="10"/>4 32k;</text:p>
      <text:p text:style-name="P2"><text:s text:c="16"/>client_max_body_size <text:s text:c="3"/>8m;</text:p>
      <text:p text:style-name="P2"><text:s text:c="16"/>client_body_buffer_size 128k;</text:p>
      <text:p text:style-name="P2"><text:s text:c="15"/># proxy_redirect http://localhost:9000 http://alohadevops/sonarqube;</text:p>
      <text:p text:style-name="P2"><text:s text:c="6"/>}</text:p>
      <text:p text:style-name="P2"/>
      <text:p text:style-name="P2"/>
      <text:p text:style-name="P2">3 . <text:span text:style-name="T1">Restart perticuler docker container by using container ID . </text:span></text:p>
      <text:p text:style-name="P2"/>
      <text:p text:style-name="P2">4. Restart nginx and check URL in browser <text:s text:c="2"/>“ <text:a xlink:type="simple" xlink:href="http://alohadevops/sonarqube" text:style-name="Internet_20_link" text:visited-style-name="Visited_20_Internet_20_Link">http://alohadevops/sonarqube</text:a> <text:s/>“</text:p>
      <text:p text:style-name="P2"><text:s text:c="2"/>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 Neue" svg:font-family="'Helvetica Neue', Helvetica, Arial, sans-serif"/>
    <style:font-face style:name="Helvetica Neue1" svg:font-family="'Helvetica Neue', 'Segoe UI', Helvetica, Arial, 'Lucida Grande'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9T17:32:16.863498648</meta:creation-date>
    <meta:editing-duration>PT9M18S</meta:editing-duration>
    <meta:editing-cycles>3</meta:editing-cycles>
    <meta:generator>LibreOffice/5.1.6.2$Linux_X86_64 LibreOffice_project/10m0$Build-2</meta:generator>
    <dc:date>2019-08-29T18:18:54.650983666</dc:date>
    <meta:document-statistic meta:table-count="0" meta:image-count="0" meta:object-count="0" meta:page-count="2" meta:paragraph-count="48" meta:word-count="245" meta:character-count="2273" meta:non-whitespace-character-count="1717"/>
  </office:meta>
</office:document-meta>
</file>